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EVIEW OF EACH SANCTUARY (9:1-1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REVIEW OF EACH SANCTUARY (9:1-1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earthly sanctuary (9:1-1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earthly sanctuary (9:1-10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information (9:1-7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information (9:1-7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objects in the Tabernacle (9:1-5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overseers of the Tabernacle (9:6-7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earthly sanctuary (9:1-10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information (9:1-7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illustration (9:8-10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THE REVIEW OF EACH SANCTUARY (9:1-15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earthly sanctuary (9:1-10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heavenly sanctuary (9:11-15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heavenly sanctuary (9:11-15):<text:s text:c="1"/></text:span><text:span text:style-name="a507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 person offering the sacrifice (9:11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preciousness of the sacrifice (9:12b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permanence of the sacrifice (9:12a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 power of the sacrifice (9:12c-15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THE REVIEW OF EACH SANCTUARY (9:1-15)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The earthly sanctuary (9:1-10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heavenly sanctuary (9:11-15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Hebrews 9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THE REVIEW OF EACH SANCTUARY (9:1-15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THE RATIFICATION OF EACH SANCTUARY (9:16-28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-title-Title-Slide" presentation:presentation-page-layout-name="Master1-PPL1" draw:id="Slide-265">
        <draw:frame draw:id="id101" presentation:style-name="a560" draw:name="Title 1" svg:x="1.38in" svg:y="0.83in" svg:width="10.3in" svg:height="4.42in" presentation:class="title" presentation:placeholder="false">
          <draw:text-box>
            <text:p text:style-name="a559" text:class-names="" text:cond-style-name=""><text:span text:style-name="a557" text:class-names="">THE RATIFICATION OF EACH SANCTUARY (9:16-28):<text:s text:c="1"/></text:span><text:span text:style-name="a558" text:class-names=""/></text:p>
          </draw:text-box>
          <svg:title/>
          <svg:desc/>
        </draw:frame>
        <draw:frame draw:id="id102" presentation:style-name="a565" draw:name="Subtitle 2" svg:x="1.38in" svg:y="5.25in" svg:width="10.3in" svg:height="1.85in" presentation:class="subtitle" presentation:placeholder="false">
          <draw:text-box>
            <text:p text:style-name="a562" text:class-names="" text:cond-style-name=""><text:span text:style-name="a561" text:class-names=""><text:s text:c="1"/>The earthly sanctuary (9:16-22)<text:s text:c="1"/></text:span></text:p>
            <text:p text:style-name="a564" text:class-names="" text:cond-style-name=""><text:span text:style-name="a563" text:class-names=""/></text:p>
          </draw:text-box>
          <svg:title/>
          <svg:desc/>
        </draw:frame>
      </draw:page>
      <draw:page draw:name="Slide11" draw:style-name="a566" draw:master-page-name="Master1-Layout12-tx-Title-and-Text" presentation:presentation-page-layout-name="Master1-PPL12" draw:id="Slide-266">
        <draw:frame draw:id="id103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<text:s text:c="1"/>The earthly sanctuary (9:16-22)<text:s text:c="1"/></text:span><text:span text:style-name="a568" text:class-names=""/></text:p>
          </draw:text-box>
          <svg:title/>
          <svg:desc/>
        </draw:frame>
        <draw:frame draw:id="id104" presentation:style-name="a583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The sprinkler of this blood (9:16-19a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source of this blood (9:19b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summary of this blood (9:20-22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2" draw:style-name="a584" draw:master-page-name="Master1-Layout12-tx-Title-and-Text" presentation:presentation-page-layout-name="Master1-PPL12" draw:id="Slide-267">
        <draw:frame draw:id="id105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THE RATIFICATION OF EACH SANCTUARY (9:16-28):<text:s text:c="1"/></text:span><text:span text:style-name="a586" text:class-names=""/></text:p>
          </draw:text-box>
          <svg:title/>
          <svg:desc/>
        </draw:frame>
        <draw:frame draw:id="id106" presentation:style-name="a598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The earthly sanctuary (9:16-22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heavenly sanctuary (9:23-28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3" draw:style-name="a599" draw:master-page-name="Master1-Layout12-tx-Title-and-Text" presentation:presentation-page-layout-name="Master1-PPL12" draw:id="Slide-268">
        <draw:frame draw:id="id107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The heavenly sanctuary (9:23-28)<text:s text:c="1"/></text:span><text:span text:style-name="a601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The sprinkler of this blood (9:23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The source of this blood (9:25-26a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summary of this blood (9:24, 26b-28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The summary of this blood (9:24, 26b-28):<text:s text:c="1"/></text:span><text:span text:style-name="a619" text:class-names=""/></text:p>
          </draw:text-box>
          <svg:title/>
          <svg:desc/>
        </draw:frame>
        <draw:frame draw:id="id110" presentation:style-name="a634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He once appeared to die for us (9:26b-28a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He now appears to pray for us (9:24).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He will appear to rule over us (9:28b).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5" draw:style-name="a635" draw:master-page-name="Master1-Layout12-tx-Title-and-Text" presentation:presentation-page-layout-name="Master1-PPL12" draw:id="Slide-270">
        <draw:frame draw:id="id111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<text:s text:c="1"/>The heavenly sanctuary (9:23-28)<text:s text:c="1"/></text:span><text:span text:style-name="a637" text:class-names=""/></text:p>
          </draw:text-box>
          <svg:title/>
          <svg:desc/>
        </draw:frame>
        <draw:frame draw:id="id112" presentation:style-name="a652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The sprinkler of this blood (9:23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source of this blood (9:25-26a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The summary of this blood (9:24, 26b-28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6" draw:style-name="a653" draw:master-page-name="Master1-Layout12-tx-Title-and-Text" presentation:presentation-page-layout-name="Master1-PPL12" draw:id="Slide-271">
        <draw:frame draw:id="id113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THE RATIFICATION OF EACH SANCTUARY (9:16-28):<text:s text:c="1"/></text:span><text:span text:style-name="a655" text:class-names=""/></text:p>
          </draw:text-box>
          <svg:title/>
          <svg:desc/>
        </draw:frame>
        <draw:frame draw:id="id114" presentation:style-name="a667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The earthly sanctuary (9:16-22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e heavenly sanctuary (9:23-28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Hebrews 9<text:s text:c="1"/></text:span><text:span text:style-name="a670" text:class-names=""/></text:p>
          </draw:text-box>
          <svg:title/>
          <svg:desc/>
        </draw:frame>
        <draw:frame draw:id="id116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THE REVIEW OF EACH SANCTUARY (9:1-15)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THE RATIFICATION OF EACH SANCTUARY (9:16-28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9 </dc:title>
    <meta:initial-creator>David STRICKLAND</meta:initial-creator>
    <dc:creator>David STRICKLAND</dc:creator>
    <meta:creation-date>2020-02-23T23:13:14Z</meta:creation-date>
    <dc:date>2020-02-23T23:13:15Z</dc:date>
    <meta:template xlink:href="BibleStudy" xlink:type="simple"/>
    <meta:editing-cycles>1</meta:editing-cycles>
    <meta:editing-duration>PT0S</meta:editing-duration>
    <meta:document-statistic meta:paragraph-count="53" meta:word-count="413"/>
  </office:meta>
</office:document-meta>
</file>